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s" fo:country="MX"/>
    </style:style>
    <style:style style:name="P2" style:family="paragraph" style:parent-style-name="Standard" style:master-page-name="Standard">
      <style:paragraph-properties style:page-number="auto"/>
    </style:style>
    <style:style style:name="P3" style:family="paragraph" style:parent-style-name="Header">
      <style:paragraph-properties fo:text-align="end" style:justify-single-word="false"/>
    </style:style>
    <style:style style:name="P4" style:family="paragraph" style:parent-style-name="Header">
      <style:text-properties officeooo:rsid="001a45a9" officeooo:paragraph-rsid="001a45a9"/>
    </style:style>
    <style:style style:name="P5" style:family="paragraph" style:parent-style-name="Footer">
      <style:paragraph-properties fo:text-align="end" style:justify-single-word="false"/>
    </style:style>
    <style:style style:name="T1" style:family="text">
      <style:text-properties fo:language="es" fo:country="MX"/>
    </style:style>
    <style:style style:name="T2" style:family="text">
      <style:text-properties fo:color="#76923c" fo:font-size="12pt" fo:font-weight="bold" style:font-size-asian="12pt" style:font-weight-asian="bold" style:font-size-complex="12pt" style:font-weight-complex="bold"/>
    </style:style>
    <style:style style:name="T3" style:family="text">
      <style:text-properties fo: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9 de mayo: Comenzamos nuestras reuniones en el buffet del campus de la UTN. Nuestro primer objetivo fue diseñar el UML del trabajo contemplando todas las clases que lo integran. Muchos días le hemos dedicado a esta tarea, puesto que todos teníamos una visión diferente del problema. Abrimos una cuenta en Trello para poder organizar nuestros tiempos y la distribución de tareas.</text:span></text:p>
      <text:p text:style-name="Standard"><text:span text:style-name="T1">31 de mayo: Primera versión de UML. Lo imprimimos en hojas para que cada pudiera en diferentes momentos del día pensar ideas que pudieran mejorar el sistema. </text:span></text:p>
      <text:p text:style-name="Standard"><text:span text:style-name="T1">1 de junio: Comenzamos por un lado a intentar realizar la base de datos genérica y por otra parte a investigar por librerías adecuadas para la administración de las fechas de ocupación y disponibilidad de las respectivas habitaciones.</text:span></text:p>
      <text:p text:style-name="Standard"><text:span text:style-name="T1">2 de junio: Creamos las clases y escribimos los atributos y métodos más básicos e iniciamos un proyecto en GitHub para poder trabajar en equipo, puesto que por nuestros trabajos y por las distancias entre nuestras casas, realmente, más allá de nuestras reuniones en la UTN no podíamos reunirnos. Tuvimos que trabajar on line y, las dos veces por semana que podíamos, quedarnos después de clases trabajando.</text:span></text:p>
      <text:p text:style-name="Standard"><text:span text:style-name="T1">3 de junio: Matías desecha la idea de trabajar la base de datos como genérica y plantea que la hagamos como estática para poder tener un acceso más fluido y eficiente sin necesidad de crear todo el tiempo referencias a la clase. También decidimos que la clase Hotel pueda instanciarse una sola vez con el patrón Singleton.</text:span></text:p>
      <text:p text:style-name="Standard"><text:span text:style-name="T1">5 de junio: Como cada martes nos reuníamos en el buffet a distribuir tareas y discutir la elaboración de cada uno de los métodos. Necesariamente debíamos estar de acuerdo porque encontrábamos dificultades de organización. ¿Por qué motivo? Porque cuando nos sentábamos a programar todos necesitábamos los métodos de los otros entonces se volvía complicado avanzar. Por eso por momentos tuvimos que programar métodos juntos para poder avanzar y poder despegar en el proyecto.</text:span></text:p>
      <text:p text:style-name="Standard"><text:span text:style-name="T1">8 de junio: Lisandro comenzó a abocarse a la clase Habitación y a entender la librería Time4j. Matías continuaba con base de datos y Mariela con Conserje y gestión de reservas.</text:span></text:p>
      <text:p text:style-name="Standard"><text:span text:style-name="T1">12 de junio: Para esta fecha volvíamos a modificar el UML dado que necesitábamos nuevas funcionalidades y relaciones entre clases y nuestra percepción sobre el problema había evolucionado. Para estas alturas habíamos logrado tener una visión uniforme del programa. Ya sabíamos hacia dónde íbamos.</text:span></text:p>
      <text:p text:style-name="Standard"><text:span text:style-name="T1">16 de junio: Permanecimos todo el sábado programando y trabajando sobre cada uno de los métodos subiendo todos los cambios a GitHub para poder facilitar la tarea de los integrantes del equipo. A medida que Matías trabajaba en Base de datos, Mariela y Lisandro le iban pidiendo los métodos específicos que necesitaban para acceder a los datos pertinentes del hotel, tratando </text:span><text:soft-page-break/><text:span text:style-name="T1">siempre de respetar una política en la cual los datos los maneja la base de datos y el Conserje los modifica cuando realiza las gestiones.</text:span></text:p>
      <text:p text:style-name="P1"/>
      <text:p text:style-name="Standard"><text:span text:style-name="T1">19 de junio: Llegaba otro martes de reunión y ya teníamos mucho material para consultarnos y considerar como seguir. Por supuesto que iban surgiendo problemas que serán comentados en la matriz de soluciones y que fuimos resolviendo. Es en esta etapa de plena tarea donde íbamos codificando y ajustando y modificando el UML.</text:span></text:p>
      <text:p text:style-name="Standard"><text:span text:style-name="T1">20 de junio: Aprovechamos todo el día de la bandera para programar. Aún faltaba así que decidimos dedicarle aún más horas y comenzamos a programar de noche. Cabe mencionar que los tres trabajamos y que no contábamos con la cantidad de horas que hubiésemos querido para poder hacer un mejor sistema.</text:span></text:p>
      <text:p text:style-name="Standard"><text:span text:style-name="T1">21 de junio: Comenzamos a documentar cada uno de los métodos para poder generar el Javadoc del proyecto al tiempo que trabajábamos con el menú.</text:span></text:p>
      <text:p text:style-name="Standard"><text:span text:style-name="T1">22 de junio: Continuamos trabajando en el buffet y comprobando el programa y sus método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A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1375in" style:rel-width="100%" fo:margin-left="0in" fo:margin-top="0in" fo:margin-bottom="0in" table:align="left" style:writing-mode="lr-tb"/>
    </style:style>
    <style:style style:name="Table2.A" style:family="table-column">
      <style:table-column-properties style:column-width="4.2965in" style:rel-column-width="45874*"/>
    </style:style>
    <style:style style:name="Table2.B" style:family="table-column">
      <style:table-column-properties style:column-width="1.841in" style:rel-column-width="19660*"/>
    </style:style>
    <style:style style:name="Table2.1" style:family="table-row">
      <style:table-row-properties fo:keep-together="auto"/>
    </style:style>
    <style:style style:name="Table2.A1" style:family="table-cell">
      <style:table-cell-properties style:vertical-align="bottom" fo:padding-left="0.0799in" fo:padding-right="0.0799in" fo:padding-top="0.05in" fo:padding-bottom="0.05in" fo:border-left="none" fo:border-right="none" fo:border-top="none" fo:border-bottom="0.5pt solid #00000a"/>
    </style:style>
    <style:style style:name="Table2.B1" style:family="table-cell">
      <style:table-cell-properties style:vertical-align="bottom" fo:background-color="#943634" fo:padding-left="0.0799in" fo:padding-right="0.0799in" fo:padding-top="0.05in" fo:padding-bottom="0.05in" fo:border-left="none" fo:border-right="none" fo:border-top="none" fo:border-bottom="0.5pt solid #943634">
        <style:background-image/>
      </style:table-cell-properties>
    </style:style>
    <style:style style:name="MP1" style:family="paragraph" style:parent-style-name="Header">
      <style:paragraph-properties fo:text-align="end" style:justify-single-word="false"/>
    </style:style>
    <style:style style:name="MP2" style:family="paragraph" style:parent-style-name="Header">
      <style:text-properties officeooo:rsid="001a45a9" officeooo:paragraph-rsid="001a45a9"/>
    </style:style>
    <style:style style:name="MP3" style:family="paragraph" style:parent-style-name="Footer">
      <style:paragraph-properties fo:text-align="end" style:justify-single-word="false"/>
    </style:style>
    <style:style style:name="MT1" style:family="text">
      <style:text-properties fo:color="#76923c" fo:font-size="12pt" fo:font-weight="bold" style:font-size-asian="12pt" style:font-weight-asian="bold" style:font-size-complex="12pt" style:font-weight-complex="bold"/>
    </style:style>
    <style:style style:name="MT2" style:family="text">
      <style:text-properties fo:color="#ffffff"/>
    </style:style>
    <style:page-layout style:name="Mpm1">
      <style:page-layout-properties fo:page-width="8.5in" fo:page-height="11in" style:num-format="1" style:print-orientation="portrait" fo:margin-top="0.4917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DIARIO DE TRABAJO – CAGNOLI, TASSARA, CAÑUETO</text:span></text:p>
            </table:table-cell>
            <table:table-cell table:style-name="Table2.B1" office:value-type="string">
              <text:p text:style-name="MP2"><text:span text:style-name="MT2">TP Hotel – Laboratorio III</text:span></text:p>
            </table:table-cell>
          </table:table-row>
        </table:table>
        <text:p text:style-name="Header"/>
      </style:header>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ana</meta:initial-creator>
    <meta:editing-cycles>10</meta:editing-cycles>
    <meta:creation-date>2018-06-22T12:39:00</meta:creation-date>
    <dc:date>2018-06-22T12:17:21.011000000</dc:date>
    <meta:editing-duration>PT1H9M23S</meta:editing-duration>
    <meta:generator>LibreOffice/6.0.3.2$Windows_X86_64 LibreOffice_project/8f48d515416608e3a835360314dac7e47fd0b821</meta:generator>
    <meta:document-statistic meta:table-count="1" meta:image-count="0" meta:object-count="0" meta:page-count="2" meta:paragraph-count="16" meta:word-count="640" meta:character-count="3881" meta:non-whitespace-character-count="3254"/>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